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5428d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5428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Dear Hiring Team, <text:s/><text:line-break/></text:span></text:p>
      <text:p text:style-name="P1"><text:span text:style-name="T1"><text:line-break/>With over 15 years of experience in data architecture, AI, and large-scale digital platforms, I thrive at the intersection of product strategy, technical execution, and cross-functional leadership. My expertise in platform architecture, data interoperability, and modular design aligns closely with your vision of building a scalable, efficient, and innovation-driven product platform. <text:s/><text:line-break/><text:line-break/>Throughout my career, I have: <text:s/></text:span></text:p>
      <text:p text:style-name="P1"><text:span text:style-name="T1">- Defined and executed platform strategies, driving scalability and modularity across enterprise architectures.</text:span></text:p>
      <text:p text:style-name="P1"><text:span text:style-name="T1">- Designed AI-powered frameworks that optimize developer experience, integration, and automation.</text:span></text:p>
      <text:p text:style-name="P1"><text:span text:style-name="T1">- Led high-impact initiatives across startups, global enterprises, and R&amp;D projects, balancing visionary thinking with operational excellence. <text:s/><text:line-break/><text:line-break/>At PUMA, I currently lead two cross-functional engineering teams, designing and scaling data-driven architectures that power a high-traffic e-commerce platform. My experience in data governance </text:span><text:span text:style-name="T2">and </text:span><text:span text:style-name="T1"><text:s/>observability has reinforced my ability to bridge technical execution with business objectives. Additionally, my doctoral research led to the invention of The Basin Network, a next-generation data architecture designed for AI/ML interoperability and scalability. <text:s/><text:line-break/><text:line-break/>I am particularly excited about the opportunity to shape Parloa’s product platform, ensuring it fosters product innovation, efficiency, and seamless integration. I look forward to discussing how my experience and strategic mindset can contribute to accelerating Parloa’s growth. <text:s/><text:line-break/></text:span></text:p>
      <text:p text:style-name="P1"><text:span text:style-name="T1"><text:line-break/>Best regards, <text:s/><text:line-break/></text:span></text:p>
      <text:p text:style-name="P1"><text:span text:style-name="T1">Nasr Kasrin, PhD <text:s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9:02:26.240000000</dc:date>
    <meta:editing-duration>PT2H41M16S</meta:editing-duration>
    <meta:editing-cycles>75</meta:editing-cycles>
    <meta:generator>LibreOffice/24.8.5.2$Windows_X86_64 LibreOffice_project/fddf2685c70b461e7832239a0162a77216259f22</meta:generator>
    <meta:print-date>2025-03-18T16:24:29.505000000</meta:print-date>
    <meta:printed-by>PDF files</meta:printed-by>
    <meta:document-statistic meta:table-count="1" meta:image-count="0" meta:object-count="0" meta:page-count="1" meta:paragraph-count="11" meta:word-count="213" meta:character-count="1651" meta:non-whitespace-character-count="1421"/>
  </office:meta>
</office:document-meta>
</file>